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5" style:family="graphic" style:parent-style-name="standard">
      <style:graphic-properties draw:fill="solid" draw:fill-color="#e6e6e6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text-align="center"/>
    </style:style>
    <style:style style:name="T1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cm" svg:height="0.833cm" svg:x="11.166cm" svg:y="1.5cm">
          <text:p text:style-name="P1"><text:span text:style-name="T1">star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.667cm" svg:height="1cm" svg:x="10.332cm" svg:y="2.999cm">
          <text:p text:style-name="P1"><text:span text:style-name="T1">create two pipes</text:span></text:p>
          <text:p text:style-name="P1"><text:span text:style-name="T1">ToShell and FromShell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6.333cm" svg:x2="11.166cm" svg:y2="5.499cm">
          <text:p text:style-name="P1"><text:span text:style-name="T1">parent</text:span></text:p>
        </draw:line>
        <draw:line draw:style-name="gr2" draw:text-style-name="P2" draw:layer="layout" svg:x1="13.166cm" svg:y1="5.499cm" svg:x2="16.333cm" svg:y2="6.333cm">
          <text:p text:style-name="P1"><text:span text:style-name="T1">child</text:span></text:p>
        </draw:line>
        <draw:custom-shape draw:style-name="gr1" draw:text-style-name="P2" draw:layer="layout" svg:width="4.333cm" svg:height="1.166cm" svg:x="14.166cm" svg:y="6.334cm">
          <text:p text:style-name="P1"><text:span text:style-name="T1">dup ToShell[0] to STDIN</text:span></text:p>
          <text:p text:style-name="P1"><text:span text:style-name="T1">dup FromShell[1] to STDOUT</text:span></text:p>
          <text:p text:style-name="P1"><text:span text:style-name="T1">and STDER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67cm" svg:height="0.834cm" svg:x="14.999cm" svg:y="8.166cm">
          <text:p text:style-name="P1"><text:span text:style-name="T1">execve /bin/s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333cm" svg:height="1cm" svg:x="7.333cm" svg:y="6.333cm">
          <text:p text:style-name="P1"><text:span text:style-name="T1">close ToShell[0]</text:span></text:p>
          <text:p text:style-name="P1"><text:span text:style-name="T1">close FromShell[1]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10.333cm" svg:x2="8cm" svg:y2="8.833cm">
          <text:p text:style-name="P1"><text:span text:style-name="T1">(reader</text:span></text:p>
          <text:p text:style-name="P1"><text:span text:style-name="T1">thread)</text:span></text:p>
        </draw:line>
        <draw:line draw:style-name="gr2" draw:text-style-name="P2" draw:layer="layout" svg:x1="10cm" svg:y1="8.833cm" svg:x2="14.666cm" svg:y2="9.666cm">
          <text:p text:style-name="P1"><text:span text:style-name="T1">(writer</text:span></text:p>
          <text:p text:style-name="P1"><text:span text:style-name="T1">thread)</text:span></text:p>
        </draw:line>
        <draw:line draw:style-name="gr3" draw:text-style-name="P3" draw:layer="layout" svg:x1="12.166cm" svg:y1="2.333cm" svg:x2="12.166cm" svg:y2="3cm">
          <text:p/>
        </draw:line>
        <draw:line draw:style-name="gr3" draw:text-style-name="P3" draw:layer="layout" svg:x1="12.166cm" svg:y1="4cm" svg:x2="12.166cm" svg:y2="4.666cm">
          <text:p/>
        </draw:line>
        <draw:line draw:style-name="gr3" draw:text-style-name="P3" draw:layer="layout" svg:x1="16.333cm" svg:y1="7.5cm" svg:x2="16.333cm" svg:y2="8.166cm">
          <text:p/>
        </draw:line>
        <draw:line draw:style-name="gr3" draw:text-style-name="P3" draw:layer="layout" svg:x1="9cm" svg:y1="7.333cm" svg:x2="9cm" svg:y2="8cm">
          <text:p/>
        </draw:line>
        <draw:line draw:style-name="gr4" draw:text-style-name="P3" draw:layer="layout" svg:x1="5.166cm" svg:y1="18.833cm" svg:x2="6cm" svg:y2="20.666cm">
          <text:p text:style-name="P1"><text:span text:style-name="T1">YES</text:span></text:p>
        </draw:line>
        <draw:line draw:style-name="gr4" draw:text-style-name="P3" draw:layer="layout" svg:x1="9.833cm" svg:y1="18.833cm" svg:x2="9.833cm" svg:y2="21.333cm">
          <text:p text:style-name="P1"><text:span text:style-name="T1">ON</text:span></text:p>
        </draw:line>
        <draw:line draw:style-name="gr4" draw:text-style-name="P3" draw:layer="layout" svg:x1="18.333cm" svg:y1="12.333cm" svg:x2="18.333cm" svg:y2="14cm">
          <text:p text:style-name="P1"><text:span text:style-name="T1">ON</text:span></text:p>
        </draw:line>
        <draw:line draw:style-name="gr4" draw:text-style-name="P3" draw:layer="layout" svg:x1="13.666cm" svg:y1="12.333cm" svg:x2="13.666cm" svg:y2="15.666cm">
          <text:p text:style-name="P1"><text:span text:style-name="T1">YES</text:span></text:p>
        </draw:line>
        <draw:line draw:style-name="gr3" draw:text-style-name="P3" draw:layer="layout" svg:x1="8.5cm" svg:y1="14.5cm" svg:x2="8.5cm" svg:y2="15.666cm">
          <text:p/>
        </draw:line>
        <draw:line draw:style-name="gr4" draw:text-style-name="P3" draw:layer="layout" svg:x1="16cm" svg:y1="10.333cm" svg:x2="15.999cm" svg:y2="11.833cm">
          <text:p text:style-name="P1"><text:span text:style-name="T1">YES</text:span></text:p>
        </draw:line>
        <draw:line draw:style-name="gr3" draw:text-style-name="P3" draw:layer="layout" svg:x1="11cm" svg:y1="13.166cm" svg:x2="11cm" svg:y2="14.5cm">
          <text:p/>
        </draw:line>
        <draw:custom-shape draw:style-name="gr1" draw:text-style-name="P2" draw:layer="layout" svg:width="2cm" svg:height="0.833cm" svg:x="10cm" svg:y="14.5cm">
          <text:p text:style-name="P1"><text:span text:style-name="T1">exi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3" draw:layer="layout" svg:x1="10.833cm" svg:y1="16.666cm" svg:x2="10.833cm" svg:y2="18.333cm">
          <text:p text:style-name="P1"><text:span text:style-name="T1">YES</text:span></text:p>
        </draw:line>
        <draw:line draw:style-name="gr4" draw:text-style-name="P3" draw:layer="layout" svg:x1="6.167cm" svg:y1="16.666cm" svg:x2="7.5cm" svg:y2="18.333cm">
          <text:p text:style-name="P1"><text:span text:style-name="T1">NO</text:span></text:p>
        </draw:line>
        <draw:custom-shape draw:style-name="gr1" draw:text-style-name="P3" draw:layer="layout" svg:width="1.834cm" svg:height="0.666cm" svg:x="5.166cm" svg:y="20.666cm">
          <text:p text:style-name="P1"><text:span text:style-name="T1">sleep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167cm" svg:y1="20.999cm" svg:x2="4.833cm" svg:y2="20.999cm">
          <text:p/>
        </draw:line>
        <draw:custom-shape draw:style-name="gr1" draw:text-style-name="P3" draw:layer="layout" svg:width="2.667cm" svg:height="1.334cm" svg:x="5.166cm" svg:y="10.332cm">
          <text:p text:style-name="P1"><text:span text:style-name="T1">pipes still</text:span></text:p>
          <text:p text:style-name="P1"><text:span text:style-name="T1">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4.667cm" svg:height="2cm" svg:x="6.167cm" svg:y="15.666cm">
          <text:p text:style-name="P1"><text:span text:style-name="T1">Master requested</text:span></text:p>
          <text:p text:style-name="P1"><text:span text:style-name="T1">termination of</text:span></text:p>
          <text:p text:style-name="P1"><text:span text:style-name="T1">shel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4.667cm" svg:height="1cm" svg:x="5.166cm" svg:y="18.333cm">
          <text:p text:style-name="P1"><text:span text:style-name="T1">FromMaster 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2cm" svg:height="0.833cm" svg:x="8cm" svg:y="8cm">
          <text:p text:style-name="P1"><text:span text:style-name="T1">clon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3" draw:layer="layout" svg:width="2cm" svg:height="0.833cm" svg:x="11.166cm" svg:y="4.666cm">
          <text:p text:style-name="P1"><text:span text:style-name="T1">for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3" draw:layer="layout" svg:width="2.5cm" svg:height="1.334cm" svg:x="13.5cm" svg:y="9.666cm">
          <text:p text:style-name="P1"><text:span text:style-name="T1">pipes still</text:span></text:p>
          <text:p text:style-name="P1"><text:span text:style-name="T1">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4.667cm" svg:height="1cm" svg:x="13.666cm" svg:y="11.833cm">
          <text:p text:style-name="P1"><text:span text:style-name="T1">ToMaster ful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2cm" svg:height="0.666cm" svg:x="10.166cm" svg:y="18.333cm">
          <text:p text:style-name="P1"><text:span text:style-name="T1">send SIGKILL</text:span></text:p>
          <text:p text:style-name="P1"><text:span text:style-name="T1">to chil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66cm" svg:y1="18.333cm" svg:x2="11.166cm" svg:y2="15.333cm">
          <text:p/>
        </draw:line>
        <draw:custom-shape draw:style-name="gr1" draw:text-style-name="P3" draw:layer="layout" svg:width="4.333cm" svg:height="1cm" svg:x="7.667cm" svg:y="21.333cm">
          <text:p text:style-name="P1"><text:span text:style-name="T1">relay data in FromMaster</text:span></text:p>
          <text:p text:style-name="P1"><text:span text:style-name="T1">into ToShell[1]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833cm" svg:y1="21.833cm" svg:x2="4.833cm" svg:y2="20.666cm">
          <text:p/>
        </draw:line>
        <draw:line draw:style-name="gr5" draw:text-style-name="P3" draw:layer="layout" svg:x1="4.833cm" svg:y1="21.833cm" svg:x2="7.666cm" svg:y2="21.833cm">
          <text:p/>
        </draw:line>
        <draw:line draw:style-name="gr3" draw:text-style-name="P3" draw:layer="layout" svg:x1="7.833cm" svg:y1="13.833cm" svg:x2="11cm" svg:y2="13.833cm">
          <text:p/>
        </draw:line>
        <draw:line draw:style-name="gr4" draw:text-style-name="P3" draw:layer="layout" svg:x1="13.5cm" svg:y1="10.333cm" svg:x2="12cm" svg:y2="10.333cm">
          <text:p text:style-name="P1"><text:span text:style-name="T1">NO</text:span></text:p>
        </draw:line>
        <draw:custom-shape draw:style-name="gr1" draw:text-style-name="P3" draw:layer="layout" svg:width="4.333cm" svg:height="1cm" svg:x="15cm" svg:y="14cm">
          <text:p text:style-name="P1"><text:span text:style-name="T1">read data from FromShell[0]</text:span></text:p>
          <text:p text:style-name="P1"><text:span text:style-name="T1">Into ToMaster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9.333cm" svg:y1="14.5cm" svg:x2="19.667cm" svg:y2="14.5cm">
          <text:p/>
        </draw:line>
        <draw:line draw:style-name="gr3" draw:text-style-name="P3" draw:layer="layout" svg:x1="19.666cm" svg:y1="9.666cm" svg:x2="14.833cm" svg:y2="9.666cm">
          <text:p/>
        </draw:line>
        <draw:line draw:style-name="gr5" draw:text-style-name="P3" draw:layer="layout" svg:x1="19.666cm" svg:y1="9.666cm" svg:x2="19.666cm" svg:y2="14.5cm">
          <text:p/>
        </draw:line>
        <draw:custom-shape draw:style-name="gr1" draw:text-style-name="P3" draw:layer="layout" svg:width="1.834cm" svg:height="0.666cm" svg:x="12.666cm" svg:y="15.666cm">
          <text:p text:style-name="P1"><text:span text:style-name="T1">sleep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666cm" svg:y1="16cm" svg:x2="19.666cm" svg:y2="14.166cm">
          <text:p/>
        </draw:line>
        <draw:line draw:style-name="gr5" draw:text-style-name="P3" draw:layer="layout" svg:x1="14.5cm" svg:y1="16cm" svg:x2="19.666cm" svg:y2="16cm">
          <text:p/>
        </draw:line>
        <draw:custom-shape draw:style-name="gr1" draw:text-style-name="P3" draw:layer="layout" svg:width="2cm" svg:height="1.167cm" svg:x="10cm" svg:y="9.833cm">
          <text:p text:style-name="P1"><text:span text:style-name="T1">tell Master</text:span></text:p>
          <text:p text:style-name="P1"><text:span text:style-name="T1">that child</text:span></text:p>
          <text:p text:style-name="P1"><text:span text:style-name="T1">is dea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333cm" svg:height="1.167cm" svg:x="9.333cm" svg:y="11.999cm">
          <text:p text:style-name="P1"><text:span text:style-name="T1">wait for</text:span></text:p>
          <text:p text:style-name="P1"><text:span text:style-name="T1">ACK</text:span></text:p>
          <text:p text:style-name="P1"><text:span text:style-name="T1">(at most 2 seconds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cm" svg:y1="11cm" svg:x2="11cm" svg:y2="12cm">
          <text:p/>
        </draw:line>
        <draw:line draw:style-name="gr2" draw:text-style-name="P3" draw:layer="layout" svg:x1="7.833cm" svg:y1="11cm" svg:x2="7.833cm" svg:y2="13.833cm">
          <text:p text:style-name="P1"><text:span text:style-name="T1">NO</text:span></text:p>
        </draw:line>
        <draw:line draw:style-name="gr6" draw:text-style-name="P3" draw:layer="layout" svg:x1="5.166cm" svg:y1="11cm" svg:x2="5.166cm" svg:y2="14.5cm">
          <text:p text:style-name="P1"><text:span text:style-name="T1">YES</text:span></text:p>
        </draw:line>
        <draw:line draw:style-name="gr7" draw:text-style-name="P4" draw:layer="layout" svg:x1="5.166cm" svg:y1="14.5cm" svg:x2="8.5cm" svg:y2="14.5cm">
          <text:p/>
        </draw:line>
        <draw:line draw:style-name="gr8" draw:text-style-name="P4" draw:layer="layout" svg:x1="4.833cm" svg:y1="10.333cm" svg:x2="6.5cm" svg:y2="10.333cm">
          <text:p/>
        </draw:line>
        <draw:line draw:style-name="gr7" draw:text-style-name="P4" draw:layer="layout" svg:x1="4.833cm" svg:y1="10.333cm" svg:x2="4.833cm" svg:y2="21.8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26T04:06:10</meta:creation-date>
    <dc:date>2007-01-26T04:54:54</dc:date>
    <dc:language>de-DE</dc:language>
    <meta:editing-cycles>5</meta:editing-cycles>
    <meta:editing-duration>PT43M3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